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3cm" draw:fill="none" draw:fill-color="#ffffff" fo:padding-top="0.1cm" fo:padding-bottom="0.1cm" fo:padding-left="0.1cm" fo:padding-right="0.1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line draw:style-name="gr1" draw:layer="layout" svg:x1="0.348cm" svg:y1="0cm" svg:x2="0.348cm" svg:y2="0.696cm">
            <text:p/>
          </draw:line>
          <draw:line draw:style-name="gr2" draw:layer="layout" svg:x1="0cm" svg:y1="0.696cm" svg:x2="0.696cm" svg:y2="0.696cm">
            <text:p/>
          </draw:line>
          <draw:polygon draw:style-name="gr3" draw:layer="layout" svg:width="0.696cm" svg:height="0.609cm" svg:x="0cm" svg:y="0.696cm" svg:viewBox="0 0 697 610" draw:points="348,0 0,610 697,610">
            <text:p/>
          </draw:polygon>
          <draw:line draw:style-name="gr1" draw:layer="layout" svg:x1="0.348cm" svg:y1="1.304cm" svg:x2="0.348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Vertical Diode</dc:title>
    <meta:creation-date>2011-02-07T17:03:4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